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0f24" officeooo:paragraph-rsid="00020f24"/>
    </style:style>
    <style:style style:name="P2" style:family="paragraph" style:parent-style-name="Standard">
      <style:text-properties officeooo:rsid="00020f24" officeooo:paragraph-rsid="00020f24"/>
    </style:style>
    <style:style style:name="P3" style:family="paragraph" style:parent-style-name="Standard">
      <style:text-properties officeooo:rsid="000226dc" officeooo:paragraph-rsid="00022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s de referencia de como calcular una nomina.</text:p>
      <text:p text:style-name="P1"/>
      <text:p text:style-name="P1"/>
      <text:p text:style-name="P1">Primera Parte:</text:p>
      <text:p text:style-name="P1"><text:a xlink:type="simple" xlink:href="https://www.youtube.com/watch?v=OThTGw2T8vA&amp;spfreload=10">https://www.youtube.com/watch?v=OThTGw2T8vA&amp;spfreload=10</text:a></text:p>
      <text:p text:style-name="P1"/>
      <text:p text:style-name="P1">Segunda Parte:</text:p>
      <text:p text:style-name="P1"><text:a xlink:type="simple" xlink:href="https://www.youtube.com/watch?v=_cP4NGDPtlc">https://www.youtube.com/watch?v=_cP4NGDPtlc</text:a></text:p>
      <text:p text:style-name="P1"/>
      <text:p text:style-name="P1">Tercera Parte:</text:p>
      <text:p text:style-name="P1"><text:a xlink:type="simple" xlink:href="https://www.youtube.com/watch?v=HT0iIXDXjVE">https://www.youtube.com/watch?v=HT0iIXDXjVE</text:a></text:p>
      <text:p text:style-name="P1"/>
      <text:p text:style-name="P1"/>
      <text:p text:style-name="P3">Ejemplo de Nomina:</text:p>
      <text:p text:style-name="P3"/>
      <text:p text:style-name="P3"><text:a xlink:type="simple" xlink:href="http://aulavirtual.caib.es/c07008363/pluginfile.php/8956/mod_resource/content/1/Exemple%20Nomina.JPG">http://aulavirtual.caib.es/c07008363/pluginfile.php/8956/mod_resource/content/1/Exemple%20Nomina.JPG</text:a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4:58.634940775</meta:creation-date>
    <dc:date>2016-06-02T16:07:54.73845411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21" meta:character-count="352" meta:non-whitespace-character-count="340"/>
  </office:meta>
</office:document-meta>
</file>